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gr6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weight="bold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2" xml:id="id6" draw:id="id6" draw:layer="layout" svg:width="8cm" svg:height="1.6cm" svg:x="0cm" svg:y="0cm">
          <text:p text:style-name="P1">Créer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2cm" svg:height="0.8cm" svg:x="12.4cm" svg:y="11.2cm">
          <draw:text-box>
            <text:p text:style-name="P1"><text:span text:style-name="T1">Organisateur</text:span></text:p>
          </draw:text-box>
        </draw:frame>
        <draw:custom-shape draw:style-name="gr3" draw:text-style-name="P2" xml:id="id5" draw:id="id5" draw:layer="layout" svg:width="8cm" svg:height="1.6cm" svg:x="20cm" svg:y="0cm">
          <text:p text:style-name="P1">Choisir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8cm" svg:height="1.6cm" svg:x="0cm" svg:y="3.2cm">
          <text:p text:style-name="P1">Organiser ré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cm" svg:y1="4cm" svg:x2="13.2cm" svg:y2="8.8cm" draw:start-shape="id1" draw:end-shape="id2" draw:end-glue-point="3" svg:d="M8000 4000l5200 4800" svg:viewBox="0 0 5201 4801">
          <text:p/>
        </draw:connector>
        <draw:connector draw:style-name="gr4" draw:text-style-name="P4" draw:layer="layout" draw:type="line" svg:x1="20cm" svg:y1="4cm" svg:x2="14.8cm" svg:y2="21.6cm" draw:start-shape="id3" draw:start-glue-point="6" draw:end-shape="id4" draw:end-glue-point="1" svg:d="M20000 4000l-5200 17600" svg:viewBox="0 0 5201 17601">
          <text:p/>
        </draw:connector>
        <draw:custom-shape draw:style-name="gr3" draw:text-style-name="P2" xml:id="id3" draw:id="id3" draw:layer="layout" svg:width="8cm" svg:height="1.6cm" svg:x="20cm" svg:y="3.2cm">
          <text:p text:style-name="P1">Inscrire à une ré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4cm" svg:y1="3.2cm" svg:x2="24cm" svg:y2="1.6cm" draw:start-shape="id3" draw:end-shape="id5" draw:end-glue-point="8" svg:d="M24000 3200v-1600" svg:viewBox="0 0 1 1601">
          <text:p>« utilise »</text:p>
        </draw:connector>
        <draw:g xml:id="id2" draw:id="id2">
          <draw:line draw:style-name="gr6" draw:text-style-name="P5" draw:layer="layout" svg:x1="13.2cm" svg:y1="11.2cm" svg:x2="14cm" svg:y2="9.6cm">
            <text:p/>
          </draw:line>
          <draw:line draw:style-name="gr6" draw:text-style-name="P5" draw:layer="layout" svg:x1="14.8cm" svg:y1="11.2cm" svg:x2="14cm" svg:y2="9.6cm">
            <text:p/>
          </draw:line>
          <draw:line draw:style-name="gr6" draw:text-style-name="P5" draw:layer="layout" svg:x1="14cm" svg:y1="7.2cm" svg:x2="14cm" svg:y2="9.6cm">
            <text:p/>
          </draw:line>
          <draw:line draw:style-name="gr6" draw:text-style-name="P5" draw:layer="layout" svg:x1="13.2cm" svg:y1="8.4cm" svg:x2="14.8cm" svg:y2="8.4cm">
            <text:p/>
          </draw:line>
          <draw:custom-shape draw:style-name="gr7" draw:text-style-name="P1" draw:layer="layout" svg:width="1.6cm" svg:height="1.6cm" svg:x="13.2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6" draw:layer="layout" svg:width="3.2cm" svg:height="0.8cm" svg:x="12.4cm" svg:y="24cm">
          <draw:text-box>
            <text:p text:style-name="P1">Convive</text:p>
          </draw:text-box>
        </draw:frame>
        <draw:connector draw:style-name="gr5" draw:text-style-name="P4" draw:layer="layout" draw:type="line" svg:x1="4cm" svg:y1="3.2cm" svg:x2="4cm" svg:y2="1.6cm" draw:start-shape="id1" draw:start-glue-point="4" draw:end-shape="id6" draw:end-glue-point="8" svg:d="M4000 3200v-1600" svg:viewBox="0 0 1 1601">
          <text:p>« utilise »</text:p>
        </draw:connector>
        <draw:g xml:id="id4" draw:id="id4">
          <draw:line draw:style-name="gr6" draw:text-style-name="P5" draw:layer="layout" svg:x1="13.2cm" svg:y1="24cm" svg:x2="14cm" svg:y2="22.4cm">
            <text:p/>
          </draw:line>
          <draw:line draw:style-name="gr6" draw:text-style-name="P5" draw:layer="layout" svg:x1="14.8cm" svg:y1="24cm" svg:x2="14cm" svg:y2="22.4cm">
            <text:p/>
          </draw:line>
          <draw:line draw:style-name="gr6" draw:text-style-name="P5" draw:layer="layout" svg:x1="14cm" svg:y1="20cm" svg:x2="14cm" svg:y2="22.4cm">
            <text:p/>
          </draw:line>
          <draw:line draw:style-name="gr6" draw:text-style-name="P5" draw:layer="layout" svg:x1="13.2cm" svg:y1="21.2cm" svg:x2="14.8cm" svg:y2="21.2cm">
            <text:p/>
          </draw:line>
          <draw:custom-shape draw:style-name="gr7" draw:text-style-name="P1" draw:layer="layout" svg:width="1.6cm" svg:height="1.6cm" svg:x="13.2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xml:id="id7" draw:id="id7" draw:layer="layout" svg:width="8cm" svg:height="1.6cm" svg:x="0cm" svg:y="6.4cm">
          <text:p text:style-name="P1">Modifier ré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8cm" svg:height="1.6cm" svg:x="0cm" svg:y="9.6cm">
          <text:p text:style-name="P1">Modifier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cm" svg:y1="8cm" svg:x2="4cm" svg:y2="9.6cm" draw:start-shape="id7" draw:start-glue-point="8" draw:end-shape="id8" svg:d="M4000 8000v1600" svg:viewBox="0 0 1 1601">
          <text:p>« utilise »</text:p>
        </draw:connector>
        <draw:connector draw:style-name="gr4" draw:text-style-name="P4" draw:layer="layout" draw:type="line" svg:x1="8cm" svg:y1="10.4cm" svg:x2="13.2cm" svg:y2="8.8cm" draw:start-shape="id8" draw:start-glue-point="10" draw:end-shape="id2" draw:end-glue-point="3" svg:d="M8000 10400l5200-1600" svg:viewBox="0 0 5201 1601">
          <text:p/>
        </draw:connector>
        <draw:connector draw:style-name="gr4" draw:text-style-name="P4" draw:layer="layout" draw:type="line" svg:x1="8cm" svg:y1="7.2cm" svg:x2="13.2cm" svg:y2="8.8cm" draw:start-shape="id7" draw:end-shape="id2" draw:end-glue-point="3" svg:d="M8000 7200l5200 1600" svg:viewBox="0 0 5201 1601">
          <text:p/>
        </draw:connector>
        <draw:custom-shape draw:style-name="gr3" draw:text-style-name="P2" xml:id="id9" draw:id="id9" draw:layer="layout" svg:width="8cm" svg:height="1.6cm" svg:x="0cm" svg:y="12.8cm">
          <text:p text:style-name="P1">Supprimer ré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cm" svg:y1="13.6cm" svg:x2="13.2cm" svg:y2="8.8cm" draw:start-shape="id9" draw:start-glue-point="10" draw:end-shape="id2" draw:end-glue-point="3" svg:d="M8000 13600l5200-4800" svg:viewBox="0 0 5201 4801">
          <text:p/>
        </draw:connector>
        <draw:custom-shape draw:style-name="gr3" draw:text-style-name="P2" xml:id="id10" draw:id="id10" draw:layer="layout" svg:width="8cm" svg:height="1.6cm" svg:x="20cm" svg:y="6.4cm">
          <text:p text:style-name="P1">Annuler inscription à une ré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0cm" svg:y1="7.2cm" svg:x2="14.8cm" svg:y2="21.6cm" draw:start-shape="id10" draw:start-glue-point="6" draw:end-shape="id4" draw:end-glue-point="1" svg:d="M20000 7200l-5200 14400" svg:viewBox="0 0 5201 14401">
          <text:p/>
        </draw:connector>
        <draw:custom-shape draw:style-name="gr3" draw:text-style-name="P2" xml:id="id16" draw:id="id16" draw:layer="layout" svg:width="8cm" svg:height="1.6cm" svg:x="20cm" svg:y="12.8cm">
          <text:p text:style-name="P1">Définir relation entre conviv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8cm" svg:height="1.6cm" svg:x="20cm" svg:y="16cm">
          <text:p text:style-name="P1">Modifier relation entre conviv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8cm" svg:height="1.6cm" svg:x="20cm" svg:y="19.2cm">
          <text:p text:style-name="P1">Supprimer relation entre conviv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8cm" svg:height="1.6cm" svg:x="20cm" svg:y="22.4cm">
          <text:p text:style-name="P1">Définir relation entre convive et pl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8cm" svg:height="1.6cm" svg:x="20cm" svg:y="25.6cm">
          <text:p text:style-name="P1">Modifier relation entre convive et pl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8cm" svg:height="1.6cm" svg:x="20cm" svg:y="28.8cm">
          <text:p text:style-name="P1">Supprimer relation entre convive et pl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8cm" svg:height="1.6cm" svg:x="20cm" svg:y="9.6cm">
          <text:p text:style-name="P1">Modifier choix de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0cm" svg:y1="29.6cm" svg:x2="14.8cm" svg:y2="8.8cm" draw:start-shape="id11" draw:start-glue-point="6" draw:end-shape="id2" draw:end-glue-point="1" svg:d="M20000 29600l-5200-20800" svg:viewBox="0 0 5201 20801">
          <text:p/>
        </draw:connector>
        <draw:connector draw:style-name="gr4" draw:text-style-name="P4" draw:layer="layout" draw:type="line" svg:x1="20cm" svg:y1="26.4cm" svg:x2="14.8cm" svg:y2="8.8cm" draw:start-shape="id12" draw:start-glue-point="6" draw:end-shape="id2" draw:end-glue-point="1" svg:d="M20000 26400l-5200-17600" svg:viewBox="0 0 5201 17601">
          <text:p/>
        </draw:connector>
        <draw:connector draw:style-name="gr4" draw:text-style-name="P4" draw:layer="layout" draw:type="line" svg:x1="14.8cm" svg:y1="8.8cm" svg:x2="20cm" svg:y2="23.2cm" draw:start-shape="id2" draw:start-glue-point="1" draw:end-shape="id13" draw:end-glue-point="6" svg:d="M14800 8800l5200 14400" svg:viewBox="0 0 5201 14401">
          <text:p/>
        </draw:connector>
        <draw:connector draw:style-name="gr4" draw:text-style-name="P4" draw:layer="layout" draw:type="line" svg:x1="14.8cm" svg:y1="8.8cm" svg:x2="20cm" svg:y2="20cm" draw:start-shape="id2" draw:start-glue-point="1" draw:end-shape="id14" draw:end-glue-point="6" svg:d="M14800 8800l5200 11200" svg:viewBox="0 0 5201 11201">
          <text:p/>
        </draw:connector>
        <draw:connector draw:style-name="gr4" draw:text-style-name="P4" draw:layer="layout" draw:type="line" svg:x1="14.8cm" svg:y1="8.8cm" svg:x2="20cm" svg:y2="16.8cm" draw:start-shape="id2" draw:start-glue-point="1" draw:end-shape="id15" draw:end-glue-point="6" svg:d="M14800 8800l5200 8000" svg:viewBox="0 0 5201 8001">
          <text:p/>
        </draw:connector>
        <draw:connector draw:style-name="gr4" draw:text-style-name="P4" draw:layer="layout" draw:type="line" svg:x1="14.8cm" svg:y1="8.8cm" svg:x2="20cm" svg:y2="13.6cm" draw:start-shape="id2" draw:start-glue-point="1" draw:end-shape="id16" svg:d="M14800 8800l5200 4800" svg:viewBox="0 0 5201 4801">
          <text:p/>
        </draw:connector>
        <draw:connector draw:style-name="gr4" draw:text-style-name="P4" draw:layer="layout" draw:type="line" svg:x1="14.8cm" svg:y1="8.8cm" svg:x2="20cm" svg:y2="10.4cm" draw:start-shape="id2" draw:start-glue-point="1" draw:end-shape="id17" draw:end-glue-point="6" svg:d="M14800 8800l5200 1600" svg:viewBox="0 0 5201 1601">
          <text:p/>
        </draw:connector>
        <draw:connector draw:style-name="gr4" draw:text-style-name="P4" draw:layer="layout" draw:type="line" svg:x1="14.8cm" svg:y1="8.8cm" svg:x2="20cm" svg:y2="4cm" draw:start-shape="id2" draw:start-glue-point="1" draw:end-shape="id3" draw:end-glue-point="6" svg:d="M14800 8800l5200-4800" svg:viewBox="0 0 5201 4801">
          <text:p/>
        </draw:connector>
        <draw:connector draw:style-name="gr4" draw:text-style-name="P4" draw:layer="layout" draw:type="line" svg:x1="14.8cm" svg:y1="8.8cm" svg:x2="20cm" svg:y2="7.2cm" draw:start-shape="id2" draw:start-glue-point="1" draw:end-shape="id10" draw:end-glue-point="6" svg:d="M14800 8800l5200-1600" svg:viewBox="0 0 5201 1601">
          <text:p/>
        </draw:connector>
        <draw:connector draw:style-name="gr4" draw:text-style-name="P4" draw:layer="layout" draw:type="line" svg:x1="20cm" svg:y1="29.6cm" svg:x2="14.8cm" svg:y2="21.6cm" draw:start-shape="id11" draw:end-shape="id4" draw:end-glue-point="1" svg:d="M20000 29600l-5200-8000" svg:viewBox="0 0 5201 8001">
          <text:p/>
        </draw:connector>
        <draw:connector draw:style-name="gr4" draw:text-style-name="P4" draw:layer="layout" draw:type="line" svg:x1="20cm" svg:y1="26.4cm" svg:x2="14.8cm" svg:y2="21.6cm" draw:start-shape="id12" draw:start-glue-point="6" draw:end-shape="id4" draw:end-glue-point="1" svg:d="M20000 26400l-5200-4800" svg:viewBox="0 0 5201 4801">
          <text:p/>
        </draw:connector>
        <draw:connector draw:style-name="gr4" draw:text-style-name="P4" draw:layer="layout" draw:type="line" svg:x1="20cm" svg:y1="23.2cm" svg:x2="14.8cm" svg:y2="21.6cm" draw:start-shape="id13" draw:start-glue-point="6" draw:end-shape="id4" draw:end-glue-point="1" svg:d="M20000 23200l-5200-1600" svg:viewBox="0 0 5201 1601">
          <text:p/>
        </draw:connector>
        <draw:connector draw:style-name="gr4" draw:text-style-name="P4" draw:layer="layout" draw:type="line" svg:x1="20cm" svg:y1="20cm" svg:x2="14.8cm" svg:y2="21.6cm" draw:start-shape="id14" draw:end-shape="id4" draw:end-glue-point="1" svg:d="M20000 20000l-5200 1600" svg:viewBox="0 0 5201 1601">
          <text:p/>
        </draw:connector>
        <draw:connector draw:style-name="gr4" draw:text-style-name="P4" draw:layer="layout" draw:type="line" svg:x1="20cm" svg:y1="16.8cm" svg:x2="14.8cm" svg:y2="21.6cm" draw:start-shape="id15" draw:end-shape="id4" draw:end-glue-point="1" svg:d="M20000 16800l-5200 4800" svg:viewBox="0 0 5201 4801">
          <text:p/>
        </draw:connector>
        <draw:connector draw:style-name="gr4" draw:text-style-name="P4" draw:layer="layout" draw:type="line" svg:x1="20cm" svg:y1="13.6cm" svg:x2="14.8cm" svg:y2="21.6cm" draw:start-shape="id16" draw:start-glue-point="6" draw:end-shape="id4" draw:end-glue-point="1" svg:d="M20000 13600l-5200 8000" svg:viewBox="0 0 5201 8001">
          <text:p/>
        </draw:connector>
        <draw:connector draw:style-name="gr4" draw:text-style-name="P4" draw:layer="layout" draw:type="line" svg:x1="20cm" svg:y1="10.4cm" svg:x2="14.8cm" svg:y2="21.6cm" draw:start-shape="id17" draw:end-shape="id4" draw:end-glue-point="1" svg:d="M20000 10400l-5200 11200" svg:viewBox="0 0 5201 11201">
          <text:p/>
        </draw:connector>
        <draw:custom-shape draw:style-name="gr3" draw:text-style-name="P2" xml:id="id20" draw:id="id20" draw:layer="layout" svg:width="8cm" svg:height="1.6cm" svg:x="0cm" svg:y="16cm">
          <text:p text:style-name="P1">Générer plan de 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9" draw:id="id19" draw:layer="layout" svg:width="8cm" svg:height="1.6cm" svg:x="0cm" svg:y="19.2cm">
          <text:p text:style-name="P1">Modifier plan de 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8cm" svg:height="1.6cm" svg:x="0cm" svg:y="22.4cm">
          <text:p text:style-name="P1">Supprimer plan de 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cm" svg:y1="23.2cm" svg:x2="13.2cm" svg:y2="8.8cm" draw:start-shape="id18" draw:start-glue-point="10" draw:end-shape="id2" draw:end-glue-point="3" svg:d="M8000 23200l5200-14400" svg:viewBox="0 0 5201 14401">
          <text:p/>
        </draw:connector>
        <draw:connector draw:style-name="gr4" draw:text-style-name="P4" draw:layer="layout" draw:type="line" svg:x1="8cm" svg:y1="20cm" svg:x2="13.2cm" svg:y2="8.8cm" draw:start-shape="id19" draw:start-glue-point="10" draw:end-shape="id2" draw:end-glue-point="3" svg:d="M8000 20000l5200-11200" svg:viewBox="0 0 5201 11201">
          <text:p/>
        </draw:connector>
        <draw:connector draw:style-name="gr4" draw:text-style-name="P4" draw:layer="layout" draw:type="line" svg:x1="8cm" svg:y1="16.8cm" svg:x2="13.2cm" svg:y2="8.8cm" draw:start-shape="id20" draw:start-glue-point="10" draw:end-shape="id2" draw:end-glue-point="3" svg:d="M8000 16800l5200-8000" svg:viewBox="0 0 5201 8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30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5H30M48S</meta:editing-duration>
    <meta:editing-cycles>48</meta:editing-cycles>
    <meta:generator>LibreOffice/5.0.3.2$Windows_X86_64 LibreOffice_project/e5f16313668ac592c1bfb310f4390624e3dbfb75</meta:generator>
    <dc:date>2015-12-01T15:45:28.693000000</dc:date>
    <dc:creator>Sébastien Adam</dc:creator>
    <meta:document-statistic meta:object-count="60"/>
    <meta:template xlink:type="simple" xlink:actuate="onRequest" xlink:title="Diagramme" xlink:href="../../../../../../AppData/Roaming/LibreOffice/4/user/template/Diagramme.otg" meta:date="2014-12-05T19:11:58.001000000"/>
  </office:meta>
</office:document-meta>
</file>